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1.6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200μm – Note: Flat</text:p>
            <text:p>Inlay Cover = 10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2.5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9-27T07:37:10</dc:date>
    <dc:creator>jose </dc:creator>
    <meta:editing-duration>PT34M20S</meta:editing-duration>
    <meta:editing-cycles>15</meta:editing-cycles>
    <meta:generator>LibreOffice/3.6$Linux_X86_64 LibreOffice_project/360m1$Build-2</meta:generator>
    <meta:document-statistic meta:object-count="79"/>
  </office:meta>
</office:document-meta>
</file>